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F00000015457B7658.png" manifest:media-type="image/png"/>
  <manifest:file-entry manifest:full-path="Pictures/1000043F0000082A0000022C03B863B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I-Fleet-Reliability-Optimization</text:h>
      <text:p text:style-name="Text_20_body">AI-Fleet-Reliability-Optimization is a data-driven framework that applies artificial intelligence and reliability engineering principles to improve uptime, reduce maintenance costs, and increase operational efficiency across vehicle and heavy equipment fleets.</text:p>
      <text:h text:style-name="Heading_20_2" text:outline-level="2">Overview</text:h>
      <text:p text:style-name="Text_20_body">This project focuses on transitioning fleets from reactive maintenance to predictive and reliability-centered maintenance strategies. By analyzing maintenance history, inspection data, and operational conditions, the system identifies high-risk assets and optimizes service intervals.</text:p>
      <text:h text:style-name="Heading_20_2" text:outline-level="2">Objectives</text:h>
      <text:list text:style-name="L1">
        <text:list-item>
          <text:p text:style-name="P4">Reduce unplanned downtime </text:p>
        </text:list-item>
        <text:list-item>
          <text:p text:style-name="P4">Improve asset utilization </text:p>
        </text:list-item>
        <text:list-item>
          <text:p text:style-name="P4">Optimize preventive maintenance schedules </text:p>
        </text:list-item>
        <text:list-item>
          <text:p text:style-name="P4">Enable predictive maintenance </text:p>
        </text:list-item>
        <text:list-item>
          <text:p text:style-name="P4">Lower total cost of ownership </text:p>
        </text:list-item>
        <text:list-item>
          <text:p text:style-name="P4">Improve operator-driven inspections </text:p>
        </text:list-item>
        <text:list-item>
          <text:p text:style-name="P3">Support reliability-centered maintenance (RCM) </text:p>
        </text:list-item>
      </text:list>
      <text:h text:style-name="Heading_20_2" text:outline-level="2">Key Features</text:h>
      <text:list text:style-name="L2">
        <text:list-item>
          <text:p text:style-name="P6">Predictive failure detection </text:p>
        </text:list-item>
        <text:list-item>
          <text:p text:style-name="P6">Preventive maintenance optimization </text:p>
        </text:list-item>
        <text:list-item>
          <text:p text:style-name="P6">Fleet health scoring </text:p>
        </text:list-item>
        <text:list-item>
          <text:p text:style-name="P6">Risk-based asset prioritization </text:p>
        </text:list-item>
        <text:list-item>
          <text:p text:style-name="P6">AI-assisted inspection checklist generation </text:p>
        </text:list-item>
        <text:list-item>
          <text:p text:style-name="P6">Root Cause Failure Analysis (RCFA) support </text:p>
        </text:list-item>
        <text:list-item>
          <text:p text:style-name="P6">Parts and inventory optimization </text:p>
        </text:list-item>
        <text:list-item>
          <text:p text:style-name="P5">Condition-based maintenance recommendations </text:p>
        </text:list-item>
      </text:list>
      <text:h text:style-name="Heading_20_2" text:outline-level="2">Target Use Cases</text:h>
      <text:list text:style-name="L3">
        <text:list-item>
          <text:p text:style-name="P8">Diesel truck fleets </text:p>
        </text:list-item>
        <text:list-item>
          <text:p text:style-name="P8">Construction equipment </text:p>
        </text:list-item>
        <text:list-item>
          <text:p text:style-name="P8">Road paving operations </text:p>
        </text:list-item>
        <text:list-item>
          <text:p text:style-name="P8">Asphalt plants </text:p>
        </text:list-item>
        <text:list-item>
          <text:p text:style-name="P8">Municipal fleets </text:p>
        </text:list-item>
        <text:list-item>
          <text:p text:style-name="P7">Mixed heavy equipment environments </text:p>
        </text:list-item>
      </text:list>
      <text:h text:style-name="Heading_20_2" text:outline-level="2"><text:soft-page-break/>Methodology</text:h>
      <text:p text:style-name="Text_20_body">The framework combines:</text:p>
      <text:list text:style-name="L4">
        <text:list-item>
          <text:p text:style-name="P10">Reliability Engineering </text:p>
        </text:list-item>
        <text:list-item>
          <text:p text:style-name="P10">Lean Maintenance Principles </text:p>
        </text:list-item>
        <text:list-item>
          <text:p text:style-name="P10">Six Sigma Methodology </text:p>
        </text:list-item>
        <text:list-item>
          <text:p text:style-name="P10">Preventive Maintenance Optimization </text:p>
        </text:list-item>
        <text:list-item>
          <text:p text:style-name="P10">Condition-Based Monitoring </text:p>
        </text:list-item>
        <text:list-item>
          <text:p text:style-name="P9">AI-driven Predictive Analytics </text:p>
        </text:list-item>
      </text:list>
      <text:h text:style-name="Heading_20_2" text:outline-level="2">Example Workflow</text:h>
      <text:list text:style-name="L5">
        <text:list-item>
          <text:p text:style-name="P12">Collect maintenance and inspection data </text:p>
        </text:list-item>
        <text:list-item>
          <text:p text:style-name="P12">Standardize PM intervals and asset hierarchy </text:p>
        </text:list-item>
        <text:list-item>
          <text:p text:style-name="P12">Apply AI risk scoring to assets </text:p>
        </text:list-item>
        <text:list-item>
          <text:p text:style-name="P12">Identify failure trends and patterns </text:p>
        </text:list-item>
        <text:list-item>
          <text:p text:style-name="P12">Optimize PM schedules </text:p>
        </text:list-item>
        <text:list-item>
          <text:p text:style-name="P12">Implement condition-based maintenance </text:p>
        </text:list-item>
        <text:list-item>
          <text:p text:style-name="P11">Monitor uptime and cost improvements </text:p>
        </text:list-item>
      </text:list>
      <text:h text:style-name="Heading_20_2" text:outline-level="2">Benefits</text:h>
      <text:list text:style-name="L6">
        <text:list-item>
          <text:p text:style-name="P14">Increased uptime </text:p>
        </text:list-item>
        <text:list-item>
          <text:p text:style-name="P14">Reduced maintenance costs </text:p>
        </text:list-item>
        <text:list-item>
          <text:p text:style-name="P14">Improved safety </text:p>
        </text:list-item>
        <text:list-item>
          <text:p text:style-name="P14">Better maintenance planning </text:p>
        </text:list-item>
        <text:list-item>
          <text:p text:style-name="P14">Reduced emergency repairs </text:p>
        </text:list-item>
        <text:list-item>
          <text:p text:style-name="P14">Improved operator accountability </text:p>
        </text:list-item>
        <text:list-item>
          <text:p text:style-name="P13">Data-driven decision making </text:p>
        </text:list-item>
      </text:list>
      <text:h text:style-name="Heading_20_2" text:outline-level="2">Project Status</text:h>
      <text:p text:style-name="Text_20_body">Active development — framework and documentation in progress.</text:p>
      <text:h text:style-name="Heading_20_2" text:outline-level="2">Author</text:h>
      <text:p text:style-name="Text_20_body">Christopher Ingalls<text:line-break/>Fleet Maintenance &amp; Reliability Optimization<text:line-break/>Lean Bronze | Six Sigma Green Belt<text:line-break/>RCFA | PM Optimization | Fleet Reliability</text:p>
      <text:h text:style-name="Heading_20_2" text:outline-level="2">License</text:h>
      <text:p text:style-name="Text_20_body">MIT License (or change to preferred license)</text:p>
      <text:p text:style-name="Horizontal_20_Line"><text:soft-page-break/></text:p>
      <text:p text:style-name="Text_20_body">If you'd like, I can also:</text:p>
      <text:list text:style-name="L7">
        <text:list-item>
          <text:p text:style-name="P16">Add <text:span text:style-name="Strong_20_Emphasis">badges</text:span> (GitHub-ready) </text:p>
        </text:list-item>
        <text:list-item>
          <text:p text:style-name="P16">Add <text:span text:style-name="Strong_20_Emphasis">architecture diagram</text:span> </text:p>
        </text:list-item>
        <text:list-item>
          <text:p text:style-name="P16">Add <text:span text:style-name="Strong_20_Emphasis">sample dataset</text:span> </text:p>
        </text:list-item>
        <text:list-item>
          <text:p text:style-name="P16">Add <text:span text:style-name="Strong_20_Emphasis">Python predictive model section</text:span> </text:p>
        </text:list-item>
        <text:list-item>
          <text:p text:style-name="P15">Add <text:span text:style-name="Strong_20_Emphasis">screenshots layout</text:span> </text:p>
        </text:list-item>
      </text:list>
      <text:p text:style-name="Text_20_body">Just say which.</text:p>
      <text:p text:style-name="Text_20_body">all above and Add badges (GitHub-ready) Add architecture diagram Add sample dataset Add Python predictive model section Add screenshots layout</text:p>
      <text:p text:style-name="Text_20_body">Here’s a <text:span text:style-name="Strong_20_Emphasis">complete GitHub-ready README</text:span> with <text:span text:style-name="Strong_20_Emphasis">badges, architecture diagram, dataset example, Python model section, and screenshot layout</text:span>. Copy directly into <text:span text:style-name="Source_20_Text">README.md</text:span>.</text:p>
      <text:p text:style-name="Horizontal_20_Line"/>
      <text:h text:style-name="Heading_20_1" text:outline-level="1">AI-Fleet-Reliability-Optimization</text:h>
      <text:p text:style-name="P2"/>
      <text:p text:style-name="P2"><text:line-break/><draw:frame draw:style-name="fr1" draw:name="Image1" text:anchor-type="as-char" svg:width="0.8228in" svg:height="0.2189in" draw:z-index="0"><draw:image xlink:href="Pictures/1000043F0000082A0000022C03B863B4.svg" xlink:type="simple" xlink:show="embed" xlink:actuate="onLoad" draw:mime-type="image/svg+xml"/><draw:image xlink:href="Pictures/100000010000004F00000015457B7658.png" xlink:type="simple" xlink:show="embed" xlink:actuate="onLoad" draw:mime-type="image/png"/><svg:title>License</svg:title></draw:frame></text:p>
      <text:p text:style-name="P2"/>
      <text:p text:style-name="Text_20_body"/>
      <text:p text:style-name="Text_20_body">AI-Fleet-Reliability-Optimization is a data-driven framework that applies artificial intelligence and reliability engineering principles to improve uptime, reduce maintenance costs, and increase operational efficiency across vehicle and heavy equipment fleets.</text:p>
      <text:p text:style-name="Horizontal_20_Line"/>
      <text:h text:style-name="Heading_20_1" text:outline-level="1">Overview</text:h>
      <text:p text:style-name="Text_20_body">This project helps fleets transition from <text:span text:style-name="Strong_20_Emphasis">reactive maintenance</text:span> to <text:span text:style-name="Strong_20_Emphasis">predictive and reliability-centered maintenance</text:span> using AI-driven analytics, inspection data, and operational trends.</text:p>
      <text:p text:style-name="Horizontal_20_Line"/>
      <text:h text:style-name="Heading_20_1" text:outline-level="1">Key Features</text:h>
      <text:list text:style-name="L8">
        <text:list-item>
          <text:p text:style-name="P18">Predictive failure detection </text:p>
        </text:list-item>
        <text:list-item>
          <text:p text:style-name="P18">Preventive maintenance optimization </text:p>
        </text:list-item>
        <text:list-item>
          <text:p text:style-name="P18">Fleet health scoring </text:p>
        </text:list-item>
        <text:list-item>
          <text:p text:style-name="P18">Risk-based asset prioritization </text:p>
        </text:list-item>
        <text:list-item>
          <text:p text:style-name="P18"><text:soft-page-break/>AI-assisted inspection checklist generation </text:p>
        </text:list-item>
        <text:list-item>
          <text:p text:style-name="P18">Root Cause Failure Analysis (RCFA) support </text:p>
        </text:list-item>
        <text:list-item>
          <text:p text:style-name="P18">Inventory optimization </text:p>
        </text:list-item>
        <text:list-item>
          <text:p text:style-name="P17">Condition-based maintenance recommendations </text:p>
        </text:list-item>
      </text:list>
      <text:p text:style-name="Horizontal_20_Line"/>
      <text:h text:style-name="Heading_20_1" text:outline-level="1">Architecture Diagram</text:h>
      <text:section text:style-name="Sect1" text:name="code-block-viewer">
        <text:p text:style-name="P1"><text:s text:c="17"/>+-----------------------+</text:p>
        <text:p text:style-name="Preformatted_20_Text"><text:s text:c="17"/>| <text:s text:c="2"/>Operator Inspections|</text:p>
        <text:p text:style-name="Preformatted_20_Text"><text:s text:c="17"/>+-----------+-----------+</text:p>
        <text:p text:style-name="Preformatted_20_Text"><text:s text:c="29"/>|</text:p>
        <text:p text:style-name="Preformatted_20_Text"><text:s text:c="29"/>v</text:p>
        <text:p text:style-name="Preformatted_20_Text">+------------+ <text:s text:c="4"/>+------------------+ <text:s text:c="5"/>+-------------------+</text:p>
        <text:p text:style-name="Preformatted_20_Text">| PM Records | --&gt; | Data Aggregation | ---&gt; | Feature Engineering|</text:p>
        <text:p text:style-name="Preformatted_20_Text">+------------+ <text:s text:c="4"/>+------------------+ <text:s text:c="5"/>+-------------------+</text:p>
        <text:p text:style-name="Preformatted_20_Text"><text:s text:c="53"/>|</text:p>
        <text:p text:style-name="Preformatted_20_Text"><text:s text:c="53"/>v</text:p>
        <text:p text:style-name="Preformatted_20_Text"><text:s text:c="46"/>+-------------+</text:p>
        <text:p text:style-name="Preformatted_20_Text"><text:s text:c="46"/>| AI Model <text:s text:c="3"/>|</text:p>
        <text:p text:style-name="Preformatted_20_Text"><text:s text:c="46"/>| Prediction <text:s/>|</text:p>
        <text:p text:style-name="Preformatted_20_Text"><text:s text:c="46"/>+------+------+ </text:p>
        <text:p text:style-name="Preformatted_20_Text"><text:s text:c="53"/>|</text:p>
        <text:p text:style-name="Preformatted_20_Text"><text:s text:c="23"/>+-----------------------------+--------------------+</text:p>
        <text:p text:style-name="Preformatted_20_Text"><text:s text:c="23"/>| <text:s text:c="49"/>|</text:p>
        <text:p text:style-name="Preformatted_20_Text"><text:s text:c="23"/>v <text:s text:c="49"/>v</text:p>
        <text:p text:style-name="Preformatted_20_Text"><text:s text:c="14"/>+------------------+ <text:s text:c="28"/>+-------------------+</text:p>
        <text:p text:style-name="Preformatted_20_Text"><text:s text:c="14"/>| Risk Scoring <text:s text:c="4"/>| <text:s text:c="28"/>| PM Optimization <text:s text:c="2"/>|</text:p>
        <text:p text:style-name="Preformatted_20_Text"><text:s text:c="14"/>+------------------+ <text:s text:c="28"/>+-------------------+</text:p>
        <text:p text:style-name="Preformatted_20_Text"><text:s text:c="23"/>| <text:s text:c="49"/>|</text:p>
        <text:p text:style-name="Preformatted_20_Text"><text:s text:c="23"/>+-------------------+------------------------------+</text:p>
        <text:p text:style-name="Preformatted_20_Text"><text:s text:c="43"/>|</text:p>
        <text:p text:style-name="Preformatted_20_Text"><text:s text:c="43"/>v</text:p>
        <text:p text:style-name="Preformatted_20_Text"><text:s text:c="36"/>+-------------+</text:p>
        <text:p text:style-name="Preformatted_20_Text"><text:s text:c="36"/>| Dashboard <text:s text:c="2"/>|</text:p>
        <text:p text:style-name="Preformatted_20_Text"><text:s text:c="36"/>| Alerts <text:s text:c="5"/>|</text:p>
        <text:p text:style-name="Preformatted_20_Text"><text:s text:c="36"/>+-------------+</text:p>
      </text:section>
      <text:p text:style-name="Horizontal_20_Line"/>
      <text:h text:style-name="Heading_20_1" text:outline-level="1">Project Structure</text:h>
      <text:section text:style-name="Sect1" text:name="Section1">
        <text:p text:style-name="P1"><text:bookmark text:name="code-block-viewer"/>AI-Fleet-Reliability-Optimization/</text:p>
        <text:p text:style-name="Preformatted_20_Text">│</text:p>
        <text:p text:style-name="Preformatted_20_Text">├── data/</text:p>
        <text:p text:style-name="Preformatted_20_Text">│ <text:s text:c="2"/>└── sample_fleet_data.csv</text:p>
        <text:p text:style-name="Preformatted_20_Text">│</text:p>
        <text:p text:style-name="Preformatted_20_Text">├── models/</text:p>
        <text:p text:style-name="Preformatted_20_Text">│ <text:s text:c="2"/>└── predictive_model.py</text:p>
        <text:p text:style-name="Preformatted_20_Text">│</text:p>
        <text:p text:style-name="Preformatted_20_Text">├── notebooks/</text:p>
        <text:p text:style-name="Preformatted_20_Text"><text:soft-page-break/>│ <text:s text:c="2"/>└── reliability_analysis.ipynb</text:p>
        <text:p text:style-name="Preformatted_20_Text">│</text:p>
        <text:p text:style-name="Preformatted_20_Text">├── screenshots/</text:p>
        <text:p text:style-name="Preformatted_20_Text">│ <text:s text:c="2"/>├── dashboard.png</text:p>
        <text:p text:style-name="Preformatted_20_Text">│ <text:s text:c="2"/>├── risk_score.png</text:p>
        <text:p text:style-name="Preformatted_20_Text">│ <text:s text:c="2"/>└── pm_optimization.png</text:p>
        <text:p text:style-name="Preformatted_20_Text">│</text:p>
        <text:p text:style-name="Preformatted_20_Text">├── README.md</text:p>
        <text:p text:style-name="Preformatted_20_Text">└── requirements.txt</text:p>
      </text:section>
      <text:p text:style-name="Horizontal_20_Line"/>
      <text:h text:style-name="Heading_20_1" text:outline-level="1">Sample Dataset</text:h>
      <text:p text:style-name="Text_20_body"><text:span text:style-name="Source_20_Text">data/sample_fleet_data.csv</text:span></text:p>
      <text:section text:style-name="Sect1" text:name="Section2">
        <text:p text:style-name="P1"><text:bookmark text:name="code-block-viewer Copy 1"/>asset_id,asset_type,make_model,hours,pm_interval,last_service_hours,oil_temp,vibration,failure</text:p>
        <text:p text:style-name="Preformatted_20_Text">101,Excavator,CAT_320,4520,250,4300,210,0.35,0</text:p>
        <text:p text:style-name="Preformatted_20_Text">102,Truck,Kenworth_T880,9800,500,9400,225,0.55,1</text:p>
        <text:p text:style-name="Preformatted_20_Text">103,Paver,Vogele_2100,3200,250,3000,205,0.28,0</text:p>
        <text:p text:style-name="Preformatted_20_Text">104,Loader,Volvo_L90,7200,250,7000,230,0.62,1</text:p>
      </text:section>
      <text:p text:style-name="Text_20_body">Fields:</text:p>
      <text:list text:style-name="L9">
        <text:list-item>
          <text:p text:style-name="P20">asset_id — Equipment ID </text:p>
        </text:list-item>
        <text:list-item>
          <text:p text:style-name="P20">hours — Total operating hours </text:p>
        </text:list-item>
        <text:list-item>
          <text:p text:style-name="P20">pm_interval — Scheduled PM interval </text:p>
        </text:list-item>
        <text:list-item>
          <text:p text:style-name="P20">oil_temp — Operating oil temperature </text:p>
        </text:list-item>
        <text:list-item>
          <text:p text:style-name="P20">vibration — Vibration reading </text:p>
        </text:list-item>
        <text:list-item>
          <text:p text:style-name="P19">failure — Historical failure indicator </text:p>
        </text:list-item>
      </text:list>
      <text:p text:style-name="Horizontal_20_Line"/>
      <text:h text:style-name="Heading_20_1" text:outline-level="1">Python Predictive Model</text:h>
      <text:p text:style-name="Text_20_body"><text:span text:style-name="Source_20_Text">models/predictive_model.py</text:span></text:p>
      <text:section text:style-name="Sect1" text:name="Section3">
        <text:p text:style-name="P1"><text:bookmark text:name="code-block-viewer Copy 2"/>import pandas as pd</text:p>
        <text:p text:style-name="Preformatted_20_Text">from sklearn.model_selection import train_test_split</text:p>
        <text:p text:style-name="Preformatted_20_Text">from sklearn.ensemble import RandomForestClassifier</text:p>
        <text:p text:style-name="Preformatted_20_Text">from sklearn.metrics import classification_report</text:p>
        <text:p text:style-name="Preformatted_20_Text"># Load data</text:p>
        <text:p text:style-name="Preformatted_20_Text">data = pd.read_csv("data/sample_fleet_data.csv")</text:p>
        <text:p text:style-name="Preformatted_20_Text"># Features</text:p>
        <text:p text:style-name="Preformatted_20_Text">X = data[["hours", "pm_interval", "last_service_hours", "oil_temp", "vibration"]]</text:p>
        <text:p text:style-name="Preformatted_20_Text">y = data["failure"]</text:p>
        <text:p text:style-name="Preformatted_20_Text"># Train/test split</text:p>
        <text:p text:style-name="Preformatted_20_Text">X_train, X_test, y_train, y_test = train_test_split(</text:p>
        <text:p text:style-name="Preformatted_20_Text"><text:s text:c="4"/>X, y, test_size=0.2, random_state=42</text:p>
        <text:p text:style-name="Preformatted_20_Text">)</text:p>
        <text:p text:style-name="Preformatted_20_Text"># Model</text:p>
        <text:p text:style-name="Preformatted_20_Text">model = RandomForestClassifier(n_estimators=100)</text:p>
        <text:p text:style-name="Preformatted_20_Text">model.fit(X_train, y_train)</text:p>
        <text:p text:style-name="Preformatted_20_Text"># Predictions</text:p>
        <text:p text:style-name="Preformatted_20_Text">predictions = model.predict(X_test)</text:p>
        <text:p text:style-name="Preformatted_20_Text"><text:soft-page-break/>print(classification_report(y_test, predictions))</text:p>
      </text:section>
      <text:p text:style-name="Horizontal_20_Line"/>
      <text:h text:style-name="Heading_20_1" text:outline-level="1">Installation</text:h>
      <text:section text:style-name="Sect1" text:name="Section4">
        <text:p text:style-name="P1"><text:bookmark text:name="code-block-viewer Copy 3"/>git clone https://github.com/yourusername/AI-Fleet-Reliability-Optimization.git</text:p>
        <text:p text:style-name="Preformatted_20_Text">cd AI-Fleet-Reliability-Optimization</text:p>
        <text:p text:style-name="Preformatted_20_Text">pip install -r requirements.txt</text:p>
      </text:section>
      <text:p text:style-name="Horizontal_20_Line"/>
      <text:h text:style-name="Heading_20_1" text:outline-level="1">Requirements</text:h>
      <text:section text:style-name="Sect1" text:name="Section5">
        <text:p text:style-name="P1"><text:bookmark text:name="code-block-viewer Copy 4"/>pandas</text:p>
        <text:p text:style-name="Preformatted_20_Text">scikit-learn</text:p>
        <text:p text:style-name="Preformatted_20_Text">numpy</text:p>
        <text:p text:style-name="Preformatted_20_Text">matplotlib</text:p>
      </text:section>
      <text:p text:style-name="Horizontal_20_Line"/>
      <text:h text:style-name="Heading_20_1" text:outline-level="1">Example Output</text:h>
      <text:list text:style-name="L10">
        <text:list-item>
          <text:p text:style-name="P22">Failure probability scoring </text:p>
        </text:list-item>
        <text:list-item>
          <text:p text:style-name="P22">High-risk asset detection </text:p>
        </text:list-item>
        <text:list-item>
          <text:p text:style-name="P22">PM interval recommendations </text:p>
        </text:list-item>
        <text:list-item>
          <text:p text:style-name="P21">Fleet health index </text:p>
        </text:list-item>
      </text:list>
      <text:p text:style-name="Horizontal_20_Line"/>
      <text:h text:style-name="Heading_20_1" text:outline-level="1">Screenshot Layout</text:h>
      <text:p text:style-name="Text_20_body">Place images inside <text:span text:style-name="Source_20_Text">/screenshots</text:span></text:p>
      <text:h text:style-name="Heading_20_2" text:outline-level="2">Fleet Dashboard</text:h>
      <text:h text:style-name="Heading_20_2" text:outline-level="2">Risk Scoring</text:h>
      <text:h text:style-name="Heading_20_2" text:outline-level="2">PM Optimization</text:h>
      <text:p text:style-name="Horizontal_20_Line"/>
      <text:h text:style-name="Heading_20_1" text:outline-level="1">Workflow</text:h>
      <text:list text:style-name="L11">
        <text:list-item>
          <text:p text:style-name="P24">Import fleet maintenance data </text:p>
        </text:list-item>
        <text:list-item>
          <text:p text:style-name="P24">Normalize asset hierarchy </text:p>
        </text:list-item>
        <text:list-item>
          <text:p text:style-name="P24">Run predictive model </text:p>
        </text:list-item>
        <text:list-item>
          <text:p text:style-name="P24"><text:soft-page-break/>Score asset risk </text:p>
        </text:list-item>
        <text:list-item>
          <text:p text:style-name="P24">Optimize PM intervals </text:p>
        </text:list-item>
        <text:list-item>
          <text:p text:style-name="P23">Deploy maintenance recommendations </text:p>
        </text:list-item>
      </text:list>
      <text:p text:style-name="Horizontal_20_Line"/>
      <text:h text:style-name="Heading_20_1" text:outline-level="1">Benefits</text:h>
      <text:list text:style-name="L12">
        <text:list-item>
          <text:p text:style-name="P26">Reduced downtime </text:p>
        </text:list-item>
        <text:list-item>
          <text:p text:style-name="P26">Lower maintenance costs </text:p>
        </text:list-item>
        <text:list-item>
          <text:p text:style-name="P26">Improved equipment utilization </text:p>
        </text:list-item>
        <text:list-item>
          <text:p text:style-name="P26">Predictive maintenance capability </text:p>
        </text:list-item>
        <text:list-item>
          <text:p text:style-name="P26">Better maintenance planning </text:p>
        </text:list-item>
        <text:list-item>
          <text:p text:style-name="P25">Increased reliability </text:p>
        </text:list-item>
      </text:list>
      <text:p text:style-name="Horizontal_20_Line"/>
      <text:h text:style-name="Heading_20_1" text:outline-level="1">Target Industries</text:h>
      <text:list text:style-name="L13">
        <text:list-item>
          <text:p text:style-name="P28">Diesel fleets </text:p>
        </text:list-item>
        <text:list-item>
          <text:p text:style-name="P28">Construction equipment </text:p>
        </text:list-item>
        <text:list-item>
          <text:p text:style-name="P28">Asphalt paving operations </text:p>
        </text:list-item>
        <text:list-item>
          <text:p text:style-name="P28">Municipal fleets </text:p>
        </text:list-item>
        <text:list-item>
          <text:p text:style-name="P28">Heavy equipment contractors </text:p>
        </text:list-item>
        <text:list-item>
          <text:p text:style-name="P27">Mixed asset fleets </text:p>
        </text:list-item>
      </text:list>
      <text:p text:style-name="Horizontal_20_Line"/>
      <text:h text:style-name="Heading_20_1" text:outline-level="1">Roadmap</text:h>
      <text:list text:style-name="L14">
        <text:list-item>
          <text:p text:style-name="P30">Add live telemetry integration </text:p>
        </text:list-item>
        <text:list-item>
          <text:p text:style-name="P30">Add anomaly detection </text:p>
        </text:list-item>
        <text:list-item>
          <text:p text:style-name="P30">Add dashboard UI </text:p>
        </text:list-item>
        <text:list-item>
          <text:p text:style-name="P30">Add API endpoints </text:p>
        </text:list-item>
        <text:list-item>
          <text:p text:style-name="P30">Add maintenance cost modeling </text:p>
        </text:list-item>
        <text:list-item>
          <text:p text:style-name="P29">Add reliability scoring model v2 </text:p>
        </text:list-item>
      </text:list>
      <text:p text:style-name="Horizontal_20_Line"/>
      <text:h text:style-name="Heading_20_1" text:outline-level="1">Author</text:h>
      <text:p text:style-name="Text_20_body">Christopher Ingalls<text:line-break/>Fleet Maintenance &amp; Reliability Optimization<text:line-break/><text:soft-page-break/>Lean Bronze | Six Sigma Green Belt<text:line-break/>RCFA | PM Optimization | Reliability Engineering</text:p>
      <text:p text:style-name="Horizontal_20_Line"/>
      <text:h text:style-name="Heading_20_1" text:outline-level="1">License</text:h>
      <text:p text:style-name="Text_20_body">MIT License</text:p>
      <text:p text:style-name="Horizontal_20_Line"/>
      <text:h text:style-name="Heading_20_1" text:outline-level="1">Contributing</text:h>
      <text:p text:style-name="Text_20_body">Pull requests welcome. For major changes, open an issue firs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9:54:19.710790383</meta:creation-date>
    <dc:date>2026-03-27T19:54:56.179684335</dc:date>
    <meta:editing-duration>PT37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8" meta:paragraph-count="218" meta:word-count="873" meta:character-count="8055" meta:non-whitespace-character-count="6291"/>
  </office:meta>
</office:document-meta>
</file>